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848cm" fo:margin-left="1.499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ú del Día</text:p>
      <text:p text:style-name="Standard">Primeros / Primeiros</text:p>
      <text:p text:style-name="Standard">Garbanzos salteados con jamón / <text:span text:style-name="T1">Garavanzos salteados con xamón</text:span></text:p>
      <text:p text:style-name="Standard">Ensalada de arroz y pollo / <text:span text:style-name="T1">Ensalada de arroz e polo</text:span></text:p>
      <text:p text:style-name="Standard">Crema de pescado y verdura / <text:span text:style-name="T1">Crema de peixe e verdura</text:span> </text:p>
      <text:p text:style-name="Standard">Segundos / Segundos</text:p>
      <text:p text:style-name="Standard">Bistec a la plancha / <text:span text:style-name="T1">Bisté á prancha</text:span></text:p>
      <text:p text:style-name="Standard">Calamares a la romana / <text:span text:style-name="T1">Luras á romana</text:span></text:p>
      <text:p text:style-name="Standard">Rape marinado / <text:span text:style-name="T1">Peixe sapo mariña</text:span> </text:p>
      <text:p text:style-name="Standard">9,5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2.499cm" fo:margin-right="2.499cm" fo:border="0.99pt solid #000000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5-06-03T21:35:58.025000000</meta:creation-date>
    <dc:date>2017-01-06T19:52:39.209000000</dc:date>
    <meta:editing-duration>PT47M19S</meta:editing-duration>
    <meta:editing-cycles>5</meta:editing-cycles>
    <meta:generator>LibreOffice/4.2.4.2$Windows_x86 LibreOffice_project/63150712c6d317d27ce2db16eb94c2f3d7b699f8</meta:generator>
    <meta:printed-by>Diego Fernández Yebra</meta:printed-by>
    <meta:print-date>2015-06-04T13:27:22.117000000</meta:print-date>
    <meta:document-statistic meta:table-count="0" meta:image-count="0" meta:object-count="0" meta:page-count="1" meta:paragraph-count="10" meta:word-count="63" meta:character-count="333" meta:non-whitespace-character-count="278"/>
  </office:meta>
</office:document-meta>
</file>